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260000017787C03450DA58F9D7.png" manifest:media-type="image/png"/>
  <manifest:file-entry manifest:full-path="Pictures/100002010000025B000001CF5123A84D633F1E1B.png" manifest:media-type="image/png"/>
  <manifest:file-entry manifest:full-path="Pictures/100002010000050E000002A5BD94D55C08D69143.png" manifest:media-type="image/png"/>
  <manifest:file-entry manifest:full-path="Pictures/10000201000002D4000001CAF7D3FD728AA65869.png" manifest:media-type="image/png"/>
  <manifest:file-entry manifest:full-path="Pictures/1000020100000524000002B725D0EB2223B57D93.png" manifest:media-type="image/png"/>
  <manifest:file-entry manifest:full-path="Pictures/100002010000026700000189FEF8BF1FFEBAAFF5.png" manifest:media-type="image/png"/>
  <manifest:file-entry manifest:full-path="Pictures/10000201000002D50000018536335C21B7AC525C.png" manifest:media-type="image/png"/>
  <manifest:file-entry manifest:full-path="Pictures/10000201000002670000018EFD013B1B61D3A716.png" manifest:media-type="image/png"/>
  <manifest:file-entry manifest:full-path="Pictures/10000201000004F0000002A386F9B3B59AD20E5C.png" manifest:media-type="image/png"/>
  <manifest:file-entry manifest:full-path="Pictures/1000020100000522000002AA1F9EB142B955EA02.png" manifest:media-type="image/png"/>
  <manifest:file-entry manifest:full-path="Pictures/1000000000000556000003000C83E5A2B2029005.png" manifest:media-type="image/png"/>
  <manifest:file-entry manifest:full-path="Pictures/1000020100000526000002E593B7A35B51DB0D07.png" manifest:media-type="image/png"/>
  <manifest:file-entry manifest:full-path="Pictures/10000201000002190000011500C2F14C739658E8.png" manifest:media-type="image/png"/>
  <manifest:file-entry manifest:full-path="Pictures/10000201000003040000011503490E63B9AF6F5A.png" manifest:media-type="image/png"/>
  <manifest:file-entry manifest:full-path="Pictures/10000201000004FB000002A101C43AACC9C9D699.png" manifest:media-type="image/png"/>
  <manifest:file-entry manifest:full-path="Pictures/10000201000003010000018861974544A5BF648D.png" manifest:media-type="image/png"/>
  <manifest:file-entry manifest:full-path="Pictures/1000020100000296000001C8FD0B07A28E8E5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subtitle">
      <style:graphic-properties draw:fill-color="#ffffff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778cm" svg:x="0.039cm" svg:y="0.521cm">
          <draw:image xlink:href="Pictures/10000201000004FB000002A101C43AACC9C9D69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786cm" svg:x="0.039cm" svg:y="0.517cm">
          <draw:image xlink:href="Pictures/1000020100000524000002B725D0EB2223B57D9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subtitle" presentation:placeholder="true">
          <draw:text-box/>
        </draw:frame>
        <draw:frame draw:style-name="gr1" draw:text-style-name="P1" draw:layer="layout" svg:width="19.181cm" svg:height="10.291cm" svg:x="6.257cm" svg:y="1.576cm">
          <draw:image xlink:href="Pictures/10000201000002D50000018536335C21B7AC525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647cm" svg:x="0.039cm" svg:y="0.586cm">
          <draw:image xlink:href="Pictures/100002010000050E000002A5BD94D55C08D6914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5.741cm" svg:x="0.039cm" svg:y="0.039cm">
          <draw:image xlink:href="Pictures/1000020100000526000002E593B7A35B51DB0D0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6.67cm" svg:height="12.192cm" svg:x="0.33cm" svg:y="1.778cm">
          <draw:image xlink:href="Pictures/10000201000003040000011503490E63B9AF6F5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2.209cm" svg:height="14.049cm" svg:x="5.08cm" svg:y="1.27cm">
          <draw:image xlink:href="Pictures/10000201000002D4000001CAF7D3FD728AA6586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532cm" svg:x="0.039cm" svg:y="0.644cm">
          <draw:image xlink:href="Pictures/1000020100000522000002AA1F9EB142B955EA0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7.999cm" svg:height="14.951cm" svg:x="0.039cm" svg:y="0.434cm">
          <draw:image xlink:href="Pictures/10000201000004F0000002A386F9B3B59AD20E5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19.356cm" svg:height="13.333cm" svg:x="5.282cm" svg:y="1.878cm">
          <draw:image xlink:href="Pictures/1000020100000296000001C8FD0B07A28E8E58E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19.338cm" svg:height="14.848cm" svg:x="4.792cm" svg:y="0.392cm">
          <draw:image xlink:href="Pictures/100002010000025B000001CF5123A84D633F1E1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25.911cm" svg:height="13.208cm" svg:x="0.515cm" svg:y="1.016cm">
          <draw:image xlink:href="Pictures/10000201000003010000018861974544A5BF648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draw:frame draw:style-name="gr1" draw:text-style-name="P1" draw:layer="layout" svg:width="19.338cm" svg:height="14.848cm" svg:x="4.792cm" svg:y="0.392cm">
          <draw:image xlink:href="Pictures/100002010000025B000001CF5123A84D633F1E1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1" draw:layer="layout" svg:width="23.105cm" svg:height="11.917cm" draw:transform="skewX (-0.00994837673636768) translate (4.064cm 1.798cm)" presentation:class="graphic" presentation:user-transformed="true">
          <draw:image xlink:href="Pictures/10000201000002190000011500C2F14C739658E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1" draw:layer="layout" svg:width="20.574cm" svg:height="14.027cm" svg:x="5.334cm" svg:y="1.266cm" presentation:class="graphic" presentation:user-transformed="true">
          <draw:image xlink:href="Pictures/10000201000002260000017787C03450DA58F9D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1" draw:layer="layout" svg:width="17.629cm" svg:height="11.412cm" draw:transform="skewX (-0.00907571211037051) rotate (0.0143116998663535) translate (6.959cm 2.03cm)" presentation:class="graphic" presentation:user-transformed="true">
          <draw:image xlink:href="Pictures/10000201000002670000018EFD013B1B61D3A71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1" draw:layer="layout" svg:width="14.294cm" svg:height="9.131cm" draw:transform="skewX (0.0101229096615671) rotate (0.00541052068118242) translate (8.497cm 3.801cm)" presentation:class="graphic" presentation:user-transformed="true">
          <draw:image xlink:href="Pictures/100002010000026700000189FEF8BF1FFEBAAFF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6:35:17.860938124</meta:creation-date>
    <meta:editing-duration>PT6H6M1S</meta:editing-duration>
    <meta:editing-cycles>3</meta:editing-cycles>
    <meta:generator>LibreOffice/6.0.7.3$Linux_X86_64 LibreOffice_project/00m0$Build-3</meta:generator>
    <dc:title>DNA</dc:title>
    <dc:date>2019-08-20T15:52:01.135034806</dc:date>
    <meta:document-statistic meta:object-count="107"/>
  </office:meta>
</office:document-meta>
</file>